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Text_20_body">
      <style:text-properties officeooo:paragraph-rsid="00168119"/>
    </style:style>
    <style:style style:name="P3" style:family="paragraph" style:parent-style-name="Text_20_body">
      <style:text-properties style:font-name="Liberation Sans" officeooo:paragraph-rsid="00168119"/>
    </style:style>
    <style:style style:name="P4" style:family="paragraph" style:parent-style-name="Text_20_body">
      <style:text-properties style:font-name="Liberation Sans" fo:font-size="16.1000003814697pt" fo:font-weight="bold" officeooo:rsid="00168119" officeooo:paragraph-rsid="0016811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" style:family="paragraph" style:parent-style-name="Text_20_body">
      <style:text-properties fo:font-size="14pt" fo:font-weight="bold" officeooo:rsid="0017e61c" officeooo:paragraph-rsid="0017e61c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18bfeb"/>
    </style:style>
    <style:style style:name="P7" style:family="paragraph" style:parent-style-name="Heading_20_2">
      <style:text-properties style:font-name="Liberation Sans" officeooo:rsid="00168119" officeooo:paragraph-rsid="00168119"/>
    </style:style>
    <style:style style:name="P8" style:family="paragraph" style:parent-style-name="Heading_20_2">
      <style:text-properties style:font-name="Liberation Sans" fo:font-size="16.1000003814697pt" fo:font-weight="bold" officeooo:rsid="00168119" officeooo:paragraph-rsid="0016811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" style:family="paragraph" style:parent-style-name="Heading_20_2">
      <style:text-properties officeooo:rsid="0018bfeb" officeooo:paragraph-rsid="0018bfeb"/>
    </style:style>
    <style:style style:name="P10" style:family="paragraph" style:parent-style-name="Heading_20_3">
      <style:text-properties style:font-name="Liberation Sans"/>
    </style:style>
    <style:style style:name="P11" style:family="paragraph" style:parent-style-name="Text_20_body">
      <style:text-properties style:font-name="Liberation Sans" fo:font-size="14pt" officeooo:rsid="0017e61c" officeooo:paragraph-rsid="0017e61c" style:font-size-asian="12.25pt" style:font-size-complex="14pt"/>
    </style:style>
    <style:style style:name="P12" style:family="paragraph" style:parent-style-name="Text_20_body">
      <style:text-properties officeooo:paragraph-rsid="00168119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68119"/>
    </style:style>
    <style:style style:name="T3" style:family="text">
      <style:text-properties fo:font-weight="bold" style:font-name-asian="Microsoft YaHei" style:font-weight-asian="bold" style:font-name-complex="Lucida Sans" style:font-weight-complex="bold"/>
    </style:style>
    <style:style style:name="T4" style:family="text">
      <style:text-properties fo:font-weight="bold" officeooo:rsid="00168119" style:font-name-asian="Microsoft YaHei" style:font-weight-asian="bold" style:font-name-complex="Lucida San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PWA</text:h>
      <text:p text:style-name="P1"/>
      <text:p text:style-name="P1"/>
      <text:h text:style-name="P10" text:outline-level="3">Local</text:h>
      <text:p text:style-name="P1"/>
      <text:p text:style-name="P1">{</text:p>
      <text:p text:style-name="P1"><text:s text:c="2"/>"name": "Central Padel",</text:p>
      <text:p text:style-name="P1"><text:s text:c="2"/>"short_name": "Central Padel",</text:p>
      <text:p text:style-name="P1"><text:s text:c="2"/>"start_url": "/",</text:p>
      <text:p text:style-name="P1"><text:s text:c="2"/>"icons": [</text:p>
      <text:p text:style-name="P1"><text:s text:c="4"/>{</text:p>
      <text:p text:style-name="P1"><text:s text:c="6"/>"src": "/img/icons/favicon.png",</text:p>
      <text:p text:style-name="P1"><text:s text:c="6"/>"sizes": "144x144",</text:p>
      <text:p text:style-name="P1"><text:s text:c="6"/>"type": "image/png"</text:p>
      <text:p text:style-name="P1"><text:s text:c="4"/>}</text:p>
      <text:p text:style-name="P1"><text:s text:c="2"/>],</text:p>
      <text:p text:style-name="P1"><text:s text:c="2"/>"theme_color": "#ffffff",</text:p>
      <text:p text:style-name="P1"><text:s text:c="2"/>"background_color": "#ffffff",</text:p>
      <text:p text:style-name="P1"><text:s text:c="2"/>"display": "standalone"</text:p>
      <text:p text:style-name="P1">}</text:p>
      <text:p text:style-name="P1"/>
      <text:h text:style-name="P10" text:outline-level="3">Development</text:h>
      <text:p text:style-name="P1"/>
      <text:p text:style-name="P1">{</text:p>
      <text:p text:style-name="P1"><text:s text:c="2"/>"name": "Central Padel",</text:p>
      <text:p text:style-name="P1"><text:s text:c="2"/>"short_name": "Central Padel",</text:p>
      <text:p text:style-name="P1"><text:s text:c="2"/>"start_url": "https://central-padel-granada.web.app/",</text:p>
      <text:p text:style-name="P1"><text:s text:c="2"/>"icons": [</text:p>
      <text:p text:style-name="P1"><text:s text:c="4"/>{</text:p>
      <text:p text:style-name="P1"><text:s text:c="6"/>"src": "https://central-padel-granada.web.app/img/icons/favicon.png",</text:p>
      <text:p text:style-name="P1"><text:s text:c="6"/>"sizes": "144x144",</text:p>
      <text:p text:style-name="P1"><text:s text:c="6"/>"type": "image/png"</text:p>
      <text:p text:style-name="P1"><text:s text:c="4"/>}</text:p>
      <text:p text:style-name="P1"><text:s text:c="2"/>],</text:p>
      <text:p text:style-name="P1"><text:s text:c="2"/>"theme_color": "#ffffff",</text:p>
      <text:p text:style-name="P1"><text:s text:c="2"/>"background_color": "#ffffff",</text:p>
      <text:p text:style-name="P1"><text:s text:c="2"/>"display": "standalone"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2"><text:soft-page-break/>PROTECCION DE DATOS</text:h>
      <text:p text:style-name="P4"/>
      <text:p text:style-name="P11"><text:span text:style-name="T4">I</text:span><text:span text:style-name="T3">nstrucciones</text:span></text:p>
      <text:p text:style-name="P2"><text:a xlink:type="simple" xlink:href="https://sentidoweb.com/2009/10/09" text:style-name="Internet_20_link" text:visited-style-name="Visited_20_Internet_20_Link"><text:span text:style-name="T1">https://sentidoweb.com/2009/10/09</text:span></text:a></text:p>
      <text:p text:style-name="P2"><text:span text:style-name="T1"/></text:p>
      <text:p text:style-name="P5"><text:span text:style-name="T2">H</text:span><text:span text:style-name="T1">ASH pbkdf2</text:span></text:p>
      <text:p text:style-name="P3"><text:a xlink:type="simple" xlink:href="https://cryptobook.nakov.com/mac-and-key-derivation/pbkdf2" text:style-name="Internet_20_link" text:visited-style-name="Visited_20_Internet_20_Link">https://cryptobook.nakov.com/mac-and-key-derivation/pbkdf2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2"><text:soft-page-break/>DOMINIO</text:h>
      <text:p text:style-name="P6"/>
      <text:p text:style-name="P6">https://programacionymas.com/blog/como-enlazar-dominio-hosting-namecheap-digitalocea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5T18:27:14.097000000</dc:date>
    <meta:editing-duration>PT8H31M52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40" meta:word-count="67" meta:character-count="873" meta:non-whitespace-character-count="762"/>
  </office:meta>
</office:document-meta>
</file>